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30%"/>
      <style:text-properties style:font-name="TakaoPGothic" fo:font-size="12pt" style:text-underline-style="none" fo:background-color="#ffffff" style:font-size-asian="12pt" style:font-name-complex="Times New Roman1" style:font-size-complex="12pt"/>
    </style:style>
    <style:style style:name="P2" style:family="paragraph" style:parent-style-name="Standard">
      <style:paragraph-properties fo:line-height="130%" fo:text-align="center" style:justify-single-word="false"/>
      <style:text-properties style:font-name="TakaoPGothic" fo:font-size="12pt" fo:background-color="#ffffff" style:font-size-asian="12pt" style:font-size-complex="12pt"/>
    </style:style>
    <style:style style:name="P3" style:family="paragraph" style:parent-style-name="Standard">
      <style:paragraph-properties fo:line-height="130%" fo:text-align="center" style:justify-single-word="false"/>
    </style:style>
    <style:style style:name="P4" style:family="paragraph" style:parent-style-name="Standard">
      <style:paragraph-properties fo:line-height="130%"/>
      <style:text-properties style:font-name="TakaoPGothic1" fo:font-size="12pt" fo:background-color="#ffffff" style:font-size-asian="12pt" style:font-name-complex="Times New Roman1" style:font-size-complex="12pt"/>
    </style:style>
    <style:style style:name="P5" style:family="paragraph" style:parent-style-name="Standard">
      <style:paragraph-properties fo:margin-left="3.799cm" fo:margin-right="0cm" fo:line-height="130%" fo:text-align="start" style:justify-single-word="false" fo:orphans="2" fo:widows="2" fo:text-indent="-3.799cm" style:auto-text-indent="false" style:writing-mode="lr-tb"/>
    </style:style>
    <style:style style:name="P6" style:family="paragraph" style:parent-style-name="Standard">
      <style:paragraph-properties fo:margin-left="0.751cm" fo:margin-right="0cm" fo:margin-top="0cm" fo:margin-bottom="0.199cm" style:contextual-spacing="false" fo:line-height="130%" fo:text-align="center" style:justify-single-word="false" fo:text-indent="0cm" style:auto-text-indent="false"/>
      <style:text-properties style:font-name="TakaoPGothic" fo:font-size="12pt" fo:background-color="#ffffff" style:font-size-asian="12pt" style:font-size-complex="12pt"/>
    </style:style>
    <style:style style:name="P7"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font-weight="bold" fo:background-color="#ffffff" style:font-size-asian="12pt" style:font-weight-asian="bold" style:font-name-complex="Times New Roman1" style:font-size-complex="12pt"/>
    </style:style>
    <style:style style:name="P8"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background-color="#ffffff" style:font-size-asian="12pt" style:font-name-complex="Times New Roman1" style:font-size-complex="12pt"/>
    </style:style>
    <style:style style:name="P9" style:family="paragraph" style:parent-style-name="Standard">
      <style:paragraph-properties fo:line-height="130%" fo:text-align="center" style:justify-single-word="false" fo:keep-with-next="always"/>
    </style:style>
    <style:style style:name="P10" style:family="paragraph" style:parent-style-name="Standard">
      <style:paragraph-properties fo:margin-top="0cm" fo:margin-bottom="0.199cm" style:contextual-spacing="false" fo:line-height="130%"/>
      <style:text-properties style:font-name="TakaoPGothic" fo:font-size="12pt" fo:background-color="#ffffff" style:font-size-asian="12pt" style:font-name-complex="Times New Roman1" style:font-size-complex="12pt"/>
    </style:style>
    <style:style style:name="P11" style:family="paragraph" style:parent-style-name="No_20_Spacing">
      <style:paragraph-properties fo:line-height="130%"/>
    </style:style>
    <style:style style:name="P12" style:family="paragraph" style:parent-style-name="No_20_Spacing">
      <style:paragraph-properties fo:line-height="130%"/>
      <style:text-properties officeooo:paragraph-rsid="00241339"/>
    </style:style>
    <style:style style:name="P13" style:family="paragraph" style:parent-style-name="No_20_Spacing">
      <style:paragraph-properties fo:line-height="130%"/>
      <style:text-properties style:font-name="TakaoPGothic" fo:font-size="12pt" fo:background-color="#ffffff" style:font-size-asian="12pt" style:font-name-complex="Times New Roman1" style:font-size-complex="12pt"/>
    </style:style>
    <style:style style:name="P14"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1" style:font-size-complex="12pt"/>
    </style:style>
    <style:style style:name="P15" style:family="paragraph" style:parent-style-name="No_20_Spacing">
      <style:paragraph-properties fo:line-height="130%" fo:text-align="end" style:justify-single-word="false"/>
      <style:text-properties style:font-name="TakaoPGothic" fo:font-size="12pt" fo:background-color="#ffffff" style:font-size-asian="12pt" style:font-size-complex="12pt"/>
    </style:style>
    <style:style style:name="P16" style:family="paragraph" style:parent-style-name="No_20_Spacing">
      <style:paragraph-properties fo:line-height="130%"/>
      <style:text-properties style:font-name="TakaoPGothic1" fo:font-size="12pt" fo:background-color="#ffffff" style:font-size-asian="12pt" style:font-name-complex="Times New Roman1" style:font-size-complex="12pt"/>
    </style:style>
    <style:style style:name="P17" style:family="paragraph" style:parent-style-name="No_20_Spacing">
      <style:paragraph-properties fo:margin-left="5.251cm" fo:margin-right="0cm" fo:line-height="130%" fo:text-indent="0cm" style:auto-text-indent="false"/>
      <style:text-properties style:font-name="TakaoPGothic" fo:font-size="12pt" fo:background-color="#ffffff" style:font-size-asian="12pt" style:font-name-complex="Times New Roman1" style:font-size-complex="12pt"/>
    </style:style>
    <style:style style:name="P18" style:family="paragraph" style:parent-style-name="No_20_Spacing">
      <style:paragraph-properties fo:margin-left="5.251cm" fo:margin-right="0cm" fo:line-height="130%" fo:text-indent="0cm" style:auto-text-indent="false"/>
      <style:text-properties style:font-name="TakaoPGothic" fo:font-size="12pt" fo:font-weight="bold" fo:background-color="#ffffff" style:font-size-asian="12pt" style:font-weight-asian="bold" style:font-name-complex="Times New Roman1" style:font-size-complex="12pt"/>
    </style:style>
    <style:style style:name="P19" style:family="paragraph" style:parent-style-name="No_20_Spacing">
      <style:paragraph-properties fo:margin-left="5.251cm" fo:margin-right="0cm" fo:line-height="130%" fo:text-indent="0cm" style:auto-text-indent="false"/>
      <style:text-properties style:font-name="TakaoPGothic1" fo:font-size="12pt" fo:background-color="#ffffff" style:font-size-asian="12pt" style:font-name-complex="Times New Roman1" style:font-size-complex="12pt"/>
    </style:style>
    <style:style style:name="P20" style:family="paragraph" style:parent-style-name="List_20_Paragraph">
      <style:paragraph-properties fo:line-height="130%" fo:text-align="justify" style:justify-single-word="false"/>
      <style:text-properties style:font-name="TakaoPGothic" fo:font-size="12pt" fo:background-color="#ffffff" style:font-size-asian="12pt" style:font-size-complex="12pt"/>
    </style:style>
    <style:style style:name="P21" style:family="paragraph" style:parent-style-name="Standard">
      <style:paragraph-properties fo:line-height="130%" fo:text-align="center" style:justify-single-word="false" fo:break-before="page"/>
      <style:text-properties style:font-name="TakaoPGothic" fo:font-size="12pt" fo:font-weight="bold" fo:background-color="#ffffff" style:font-size-asian="12pt" style:font-weight-asian="bold" style:font-name-complex="Times New Roman1" style:font-size-complex="12pt"/>
    </style:style>
    <style:style style:name="P22" style:family="paragraph" style:parent-style-name="Standard">
      <style:paragraph-properties fo:margin-left="0.751cm" fo:margin-right="0cm" fo:margin-top="0cm" fo:margin-bottom="0cm" style:contextual-spacing="false"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1" style:font-size-complex="12pt" style:font-weight-complex="bold"/>
    </style:style>
    <style:style style:name="P23" style:family="paragraph" style:parent-style-name="Standard">
      <style:paragraph-properties fo:margin-left="0.751cm" fo:margin-right="0cm"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1" style:font-size-complex="12pt"/>
    </style:style>
    <style:style style:name="P24" style:family="paragraph" style:parent-style-name="Standard">
      <style:paragraph-properties fo:margin-top="0cm" fo:margin-bottom="0.199cm" style:contextual-spacing="false" fo:line-height="130%" fo:keep-with-next="always"/>
      <style:text-properties style:font-name="TakaoPGothic" fo:font-size="12pt" fo:background-color="#ffffff" style:font-size-asian="12pt" style:font-name-complex="Times New Roman1" style:font-size-complex="12pt"/>
    </style:style>
    <style:style style:name="P25" style:family="paragraph" style:parent-style-name="Standard">
      <style:paragraph-properties fo:margin-top="0cm" fo:margin-bottom="0.199cm" style:contextual-spacing="false" fo:line-height="130%"/>
      <style:text-properties style:font-name="TakaoPGothic" fo:font-size="12pt" fo:background-color="#ffffff" style:font-size-asian="12pt" style:font-name-complex="Times New Roman1" style:font-size-complex="12pt"/>
    </style:style>
    <style:style style:name="P26" style:family="paragraph" style:parent-style-name="Standard">
      <style:paragraph-properties fo:margin-top="0cm" fo:margin-bottom="0.199cm" style:contextual-spacing="false" fo:line-height="130%"/>
      <style:text-properties style:font-name="TakaoPGothic" fo:font-size="12pt" officeooo:paragraph-rsid="00281634" fo:background-color="#ffffff" style:font-size-asian="12pt" style:font-size-complex="12pt"/>
    </style:style>
    <style:style style:name="P27" style:family="paragraph" style:parent-style-name="Standard">
      <style:paragraph-properties fo:line-height="130%" fo:text-align="end" style:justify-single-word="false"/>
      <style:text-properties style:font-name="TakaoPGothic" fo:font-size="12pt" fo:font-weight="bold" fo:background-color="#ffffff" style:font-size-asian="12pt" style:font-weight-asian="bold" style:font-name-complex="Times New Roman1" style:font-size-complex="12pt" style:font-weight-complex="bold"/>
    </style:style>
    <style:style style:name="P28" style:family="paragraph" style:parent-style-name="Standard">
      <style:paragraph-properties fo:line-height="130%"/>
      <style:text-properties style:font-name="TakaoPGothic" fo:font-size="12pt" style:text-underline-style="none" officeooo:paragraph-rsid="00260a06" fo:background-color="#ffffff" style:font-size-asian="12pt" style:font-name-complex="Times New Roman1" style:font-size-complex="12pt"/>
    </style:style>
    <style:style style:name="P29" style:family="paragraph" style:parent-style-name="Standard">
      <style:paragraph-properties fo:line-height="130%"/>
    </style:style>
    <style:style style:name="P30" style:family="paragraph" style:parent-style-name="Standard">
      <style:paragraph-properties fo:margin-left="3.799cm" fo:margin-right="0cm" fo:line-height="130%" fo:text-align="start" style:justify-single-word="false" fo:orphans="2" fo:widows="2" fo:text-indent="-3.799cm" style:auto-text-indent="false" style:writing-mode="lr-tb"/>
      <style:text-properties officeooo:paragraph-rsid="00260a06"/>
    </style:style>
    <style:style style:name="P31" style:family="paragraph" style:parent-style-name="List_20_Paragraph" style:list-style-name="WWNum3" style:master-page-name="">
      <style:paragraph-properties fo:margin-top="0cm" fo:margin-bottom="0.199cm" style:contextual-spacing="false" fo:line-height="130%" fo:text-align="justify" style:justify-single-word="false" fo:orphans="2" fo:widows="2" fo:hyphenation-ladder-count="no-limit" style:page-number="auto" style:writing-mode="lr-tb"/>
      <style:text-properties officeooo:paragraph-rsid="00241339" fo:hyphenate="false" fo:hyphenation-remain-char-count="2" fo:hyphenation-push-char-count="2"/>
    </style:style>
    <style:style style:name="P32" style:family="paragraph" style:parent-style-name="List_20_Paragraph" style:list-style-name="WWNum1">
      <style:paragraph-properties fo:margin-top="0cm" fo:margin-bottom="0.199cm" style:contextual-spacing="false" fo:line-height="130%" fo:text-align="justify" style:justify-single-word="false"/>
    </style:style>
    <style:style style:name="P33" style:family="paragraph" style:parent-style-name="List_20_Paragraph" style:list-style-name="WWNum1">
      <style:paragraph-properties fo:margin-top="0cm" fo:margin-bottom="0.199cm" style:contextual-spacing="false" fo:line-height="130%" fo:text-align="justify" style:justify-single-word="false"/>
      <style:text-properties officeooo:paragraph-rsid="00241339"/>
    </style:style>
    <style:style style:name="P34" style:family="paragraph" style:parent-style-name="List_20_Paragraph" style:list-style-name="WWNum3">
      <style:paragraph-properties fo:margin-left="1.101cm" fo:margin-right="0cm" fo:margin-top="0cm" fo:margin-bottom="0.199cm" style:contextual-spacing="false" fo:line-height="130%" fo:text-align="justify" style:justify-single-word="false" fo:orphans="2" fo:widows="2" fo:text-indent="-0.635cm" style:auto-text-indent="false" style:writing-mode="lr-tb"/>
    </style:style>
    <style:style style:name="P35" style:family="paragraph" style:parent-style-name="List_20_Paragraph" style:list-style-name="WWNum3">
      <style:paragraph-properties fo:margin-left="1.101cm" fo:margin-right="0cm" fo:margin-top="0cm" fo:margin-bottom="0.353cm" style:contextual-spacing="true" fo:line-height="130%" fo:text-align="justify" style:justify-single-word="false" fo:orphans="2" fo:widows="2" fo:text-indent="-0.635cm" style:auto-text-indent="false" style:writing-mode="lr-tb"/>
    </style:style>
    <style:style style:name="P36" style:family="paragraph" style:parent-style-name="List_20_Paragraph" style:list-style-name="WWNum3">
      <style:paragraph-properties fo:margin-left="1.101cm" fo:margin-right="0cm" fo:margin-top="0cm" fo:margin-bottom="0.353cm" style:contextual-spacing="tru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1" style:font-size-complex="12pt"/>
    </style:style>
    <style:style style:name="P37" style:family="paragraph" style:parent-style-name="List_20_Paragraph" style:list-style-name="WWNum3" style:master-page-name="">
      <style:paragraph-properties fo:margin-left="1.101cm" fo:margin-right="0cm" fo:margin-top="0cm" fo:margin-bottom="0.353cm" style:contextual-spacing="true" fo:line-height="130%" fo:text-align="justify" style:justify-single-word="false" fo:orphans="2" fo:widows="2" fo:text-indent="-0.635cm" style:auto-text-indent="false" style:page-number="auto" fo:keep-with-next="always" style:writing-mode="lr-tb"/>
    </style:style>
    <style:style style:name="P38" style:family="paragraph" style:parent-style-name="List_20_Paragraph" style:list-style-name="WWNum3" style:master-page-name="">
      <style:paragraph-properties fo:margin-left="1.101cm" fo:margin-right="0cm" fo:margin-top="0cm" fo:margin-bottom="0.199cm" style:contextual-spacing="false" fo:line-height="130%" fo:text-align="justify" style:justify-single-word="false" fo:orphans="2" fo:widows="2" fo:hyphenation-ladder-count="no-limit" fo:text-indent="-0.6cm" style:auto-text-indent="false" style:page-number="auto" style:writing-mode="lr-tb"/>
      <style:text-properties style:font-name="TakaoPGothic1" officeooo:paragraph-rsid="001fbdb3" fo:hyphenate="false" fo:hyphenation-remain-char-count="2" fo:hyphenation-push-char-count="2"/>
    </style:style>
    <style:style style:name="P39" style:family="paragraph" style:parent-style-name="List_20_Paragraph" style:list-style-name="WWNum3" style:master-page-name="">
      <style:paragraph-properties fo:margin-left="1.101cm" fo:margin-right="0cm" fo:margin-top="0cm" fo:margin-bottom="0.353cm" style:contextual-spacing="true" fo:line-height="130%" fo:text-align="justify" style:justify-single-word="false" fo:orphans="2" fo:widows="2" fo:hyphenation-ladder-count="no-limit" fo:text-indent="-0.6cm" style:auto-text-indent="false" style:page-number="auto" style:writing-mode="lr-tb"/>
      <style:text-properties style:font-name="TakaoPGothic1" officeooo:paragraph-rsid="001fd4ba" fo:hyphenate="false" fo:hyphenation-remain-char-count="2" fo:hyphenation-push-char-count="2"/>
    </style:style>
    <style:style style:name="P40" style:family="paragraph" style:parent-style-name="List_20_Paragraph" style:list-style-name="WWNum3" style:master-page-name="">
      <style:paragraph-properties fo:margin-left="1.101cm" fo:margin-right="0cm" fo:margin-top="0cm" fo:margin-bottom="0.353cm" style:contextual-spacing="true" fo:line-height="130%" fo:text-align="justify" style:justify-single-word="false" fo:orphans="2" fo:widows="2" fo:hyphenation-ladder-count="no-limit" fo:text-indent="-0.6cm" style:auto-text-indent="false" style:page-number="auto" fo:keep-with-next="always" style:writing-mode="lr-tb"/>
      <style:text-properties style:font-name="TakaoPGothic" fo:font-size="12pt" officeooo:paragraph-rsid="002797cd" fo:background-color="#ffffff" style:font-size-asian="12pt" style:font-name-complex="Times New Roman1" style:font-size-complex="12pt" fo:hyphenate="false" fo:hyphenation-remain-char-count="2" fo:hyphenation-push-char-count="2"/>
    </style:style>
    <style:style style:name="P41" style:family="paragraph" style:parent-style-name="List_20_Paragraph">
      <style:paragraph-properties fo:margin-left="0.635cm" fo:margin-right="0cm" fo:margin-top="0cm" fo:margin-bottom="0.199cm" style:contextual-spacing="false" fo:line-height="130%" fo:text-indent="0cm" style:auto-text-indent="false"/>
      <style:text-properties style:font-name="TakaoPGothic" fo:font-size="12pt" fo:background-color="#ffffff" style:font-size-asian="12pt" style:font-name-complex="Times New Roman1" style:font-size-complex="12pt"/>
    </style:style>
    <style:style style:name="P42" style:family="paragraph" style:parent-style-name="No_20_Spacing">
      <style:paragraph-properties fo:line-height="130%"/>
      <style:text-properties style:font-name="TakaoPGothic" fo:font-size="12pt" fo:background-color="#ffffff" style:font-size-asian="12pt" style:font-size-complex="12pt"/>
    </style:style>
    <style:style style:name="P43" style:family="paragraph" style:parent-style-name="No_20_Spacing">
      <style:paragraph-properties fo:line-height="130%" fo:text-align="end" style:justify-single-word="false"/>
      <style:text-properties style:font-name="TakaoPGothic" fo:font-size="12pt" officeooo:paragraph-rsid="00260a06" fo:background-color="#ffffff" style:font-size-asian="12pt" style:font-size-complex="12pt"/>
    </style:style>
    <style:style style:name="P44" style:family="paragraph" style:parent-style-name="No_20_Spacing">
      <style:paragraph-properties fo:line-height="130%"/>
      <style:text-properties style:font-name="TakaoPGothic" fo:font-size="12pt" officeooo:paragraph-rsid="00260a06" fo:background-color="#ffffff" style:font-size-asian="12pt" style:font-size-complex="12pt"/>
    </style:style>
    <style:style style:name="P45" style:family="paragraph" style:parent-style-name="No_20_Spacing">
      <style:paragraph-properties fo:line-height="130%"/>
      <style:text-properties style:font-name="TakaoPGothic" fo:font-size="12pt" fo:background-color="#ffffff" style:font-size-asian="12pt" style:font-name-complex="Times New Roman1" style:font-size-complex="12pt"/>
    </style:style>
    <style:style style:name="P46"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1" style:font-size-complex="12pt"/>
    </style:style>
    <style:style style:name="P47" style:family="paragraph" style:parent-style-name="No_20_Spacing">
      <style:paragraph-properties fo:line-height="130%" fo:text-align="end" style:justify-single-word="false"/>
      <style:text-properties style:font-name="TakaoPGothic" fo:font-size="12pt" officeooo:paragraph-rsid="00260a06" fo:background-color="#ffffff" style:font-size-asian="12pt" style:font-name-complex="Times New Roman1" style:font-size-complex="12pt"/>
    </style:style>
    <style:style style:name="P48" style:family="paragraph" style:parent-style-name="No_20_Spacing">
      <style:paragraph-properties fo:line-height="130%" fo:text-align="start" style:justify-single-word="false"/>
      <style:text-properties style:font-name="TakaoPGothic" fo:font-size="12pt" fo:background-color="#ffffff" style:font-size-asian="12pt" style:font-name-complex="Times New Roman1" style:font-size-complex="12pt"/>
    </style:style>
    <style:style style:name="P49" style:family="paragraph" style:parent-style-name="No_20_Spacing">
      <style:paragraph-properties fo:line-height="130%" fo:text-align="start" style:justify-single-word="false"/>
      <style:text-properties style:font-name="TakaoPGothic" fo:font-size="12pt" officeooo:paragraph-rsid="00260a06" fo:background-color="#ffffff" style:font-size-asian="12pt" style:font-name-complex="Times New Roman1" style:font-size-complex="12pt"/>
    </style:style>
    <style:style style:name="P50" style:family="paragraph" style:parent-style-name="No_20_Spacing">
      <style:paragraph-properties fo:line-height="130%"/>
      <style:text-properties style:font-name="TakaoPGothic" fo:font-size="12pt" fo:font-weight="normal" fo:background-color="#ffffff" style:font-size-asian="12pt" style:font-weight-asian="normal" style:font-name-complex="Times New Roman1" style:font-size-complex="12pt" style:font-weight-complex="normal"/>
    </style:style>
    <style:style style:name="P51" style:family="paragraph" style:parent-style-name="No_20_Spacing">
      <style:paragraph-properties fo:line-height="130%"/>
      <style:text-properties style:font-name="TakaoPGothic" fo:font-size="12pt" fo:font-weight="bold" officeooo:paragraph-rsid="00260a06" fo:background-color="#ffffff" style:font-size-asian="12pt" style:font-weight-asian="bold" style:font-name-complex="Times New Roman1" style:font-size-complex="12pt" style:font-weight-complex="bold"/>
    </style:style>
    <style:style style:name="P52" style:family="paragraph" style:parent-style-name="No_20_Spacing">
      <style:paragraph-properties fo:margin-left="0cm" fo:margin-right="0cm" fo:line-height="130%" fo:text-indent="0cm" style:auto-text-indent="false"/>
      <style:text-properties style:font-name="TakaoPGothic" fo:font-size="12pt" fo:background-color="#ffffff" style:font-size-asian="12pt" style:font-name-complex="Times New Roman1" style:font-size-complex="12pt"/>
    </style:style>
    <style:style style:name="P53" style:family="paragraph" style:parent-style-name="No_20_Spacing">
      <style:paragraph-properties fo:margin-left="0cm" fo:margin-right="0cm" fo:line-height="130%" fo:text-indent="0cm" style:auto-text-indent="false"/>
      <style:text-properties style:font-name="TakaoPGothic1" fo:font-size="12pt" officeooo:paragraph-rsid="00241339" fo:background-color="#ffffff" style:font-size-asian="12pt" style:font-name-complex="Times New Roman1" style:font-size-complex="12pt"/>
    </style:style>
    <style:style style:name="P54" style:family="paragraph" style:parent-style-name="No_20_Spacing" style:master-page-name="Standard">
      <style:paragraph-properties fo:line-height="130%" style:page-number="auto"/>
      <style:text-properties style:font-name="TakaoPGothic" fo:font-size="12pt" fo:font-weight="bold" officeooo:paragraph-rsid="00260a06" fo:background-color="#ffffff" style:font-size-asian="12pt" style:font-weight-asian="bold" style:font-name-complex="Times New Roman1" style:font-size-complex="12pt"/>
    </style:style>
    <style:style style:name="P55" style:family="paragraph" style:parent-style-name="Default" style:list-style-name="WWNum1">
      <style:paragraph-properties fo:margin-top="0cm" fo:margin-bottom="0.199cm" style:contextual-spacing="false" fo:line-height="130%"/>
      <style:text-properties style:font-name="TakaoPGothic" fo:font-size="12pt" fo:background-color="#ffffff" style:font-size-asian="12pt" style:font-name-complex="Times New Roman1" style:font-size-complex="12pt"/>
    </style:style>
    <style:style style:name="P56" style:family="paragraph" style:parent-style-name="Default">
      <style:paragraph-properties fo:margin-top="0cm" fo:margin-bottom="0.199cm" style:contextual-spacing="false" fo:line-height="130%"/>
      <style:text-properties style:font-name="TakaoPGothic" fo:font-size="12pt" fo:background-color="#ffffff" style:font-size-asian="12pt" style:font-size-complex="12pt"/>
    </style:style>
    <style:style style:name="P57" style:family="paragraph" style:parent-style-name="Default" style:master-page-name="">
      <style:paragraph-properties fo:margin-top="0cm" fo:margin-bottom="0.199cm" style:contextual-spacing="false" fo:line-height="130%" fo:text-align="justify" style:justify-single-word="false" style:page-number="auto" fo:keep-with-next="always"/>
      <style:text-properties officeooo:paragraph-rsid="00281634"/>
    </style:style>
    <style:style style:name="P58" style:family="paragraph" style:parent-style-name="Default" style:list-style-name="WWNum2">
      <style:paragraph-properties fo:margin-left="0.751cm" fo:margin-right="0cm" fo:margin-top="0cm" fo:margin-bottom="0.199cm" style:contextual-spacing="false" fo:line-height="130%" fo:text-align="justify" style:justify-single-word="false" fo:text-indent="-0.635cm" style:auto-text-indent="false"/>
      <style:text-properties style:font-name="TakaoPGothic" fo:font-size="12pt" officeooo:paragraph-rsid="00281634" fo:background-color="#ffffff" style:font-size-asian="12pt" style:font-name-complex="Times New Roman1" style:font-size-complex="12pt"/>
    </style:style>
    <style:style style:name="P59" style:family="paragraph" style:parent-style-name="Default" style:list-style-name="WWNum2">
      <style:paragraph-properties fo:margin-left="0.7cm" fo:margin-right="0cm" fo:margin-top="0cm" fo:margin-bottom="0.199cm" style:contextual-spacing="false" fo:line-height="130%" fo:text-align="justify" style:justify-single-word="false" fo:orphans="2" fo:widows="2" fo:text-indent="-0.635cm" style:auto-text-indent="false" style:writing-mode="lr-tb"/>
      <style:text-properties style:font-name="TakaoPGothic" fo:font-size="12pt" officeooo:paragraph-rsid="00281634" fo:background-color="#ffffff" style:font-size-asian="12pt" style:font-name-complex="Times New Roman1" style:font-size-complex="12pt"/>
    </style:style>
    <style:style style:name="T1" style:family="text">
      <style:text-properties style:font-name="TakaoPGothic" fo:font-size="12pt" fo:font-weight="bold" fo:background-color="#ffffff" loext:char-shading-value="0" style:font-size-asian="12pt" style:font-weight-asian="bold" style:font-name-complex="Times New Roman1" style:font-size-complex="12pt"/>
    </style:style>
    <style:style style:name="T2" style:family="text">
      <style:text-properties style:font-name="TakaoPGothic" fo:font-size="12pt" fo:font-weight="bold" fo:background-color="#ffffff" loext:char-shading-value="0" style:font-size-asian="12pt" style:font-weight-asian="bold" style:font-name-complex="Times New Roman1" style:font-size-complex="12pt" style:font-weight-complex="bold"/>
    </style:style>
    <style:style style:name="T3" style:family="text">
      <style:text-properties style:font-name="TakaoPGothic" fo:font-size="12pt" fo:background-color="#ffffff" loext:char-shading-value="0" style:font-size-asian="12pt" style:font-size-complex="12pt"/>
    </style:style>
    <style:style style:name="T4" style:family="text">
      <style:text-properties style:font-name="TakaoPGothic" fo:font-size="12pt" officeooo:rsid="00241339" fo:background-color="#ffffff" loext:char-shading-value="0" style:font-size-asian="12pt" style:font-size-complex="12pt"/>
    </style:style>
    <style:style style:name="T5" style:family="text">
      <style:text-properties style:font-name="TakaoPGothic" fo:font-size="12pt" fo:background-color="#ffffff" loext:char-shading-value="0" style:font-size-asian="12pt" style:font-name-complex="Times New Roman1" style:font-size-complex="12pt"/>
    </style:style>
    <style:style style:name="T6" style:family="text">
      <style:text-properties style:font-name="TakaoPGothic" fo:font-size="12pt" officeooo:rsid="001fd4ba" fo:background-color="#ffffff" loext:char-shading-value="0" style:font-size-asian="12pt" style:font-name-complex="Times New Roman1" style:font-size-complex="12pt"/>
    </style:style>
    <style:style style:name="T7" style:family="text">
      <style:text-properties style:font-name="TakaoPGothic" fo:font-size="12pt" officeooo:rsid="0023095c" fo:background-color="#ffffff" loext:char-shading-value="0" style:font-size-asian="12pt" style:font-name-complex="Times New Roman1" style:font-size-complex="12pt"/>
    </style:style>
    <style:style style:name="T8" style:family="text">
      <style:text-properties style:font-name="TakaoPGothic" fo:font-size="12pt" officeooo:rsid="00241339" fo:background-color="#ffffff" loext:char-shading-value="0" style:font-size-asian="12pt" style:font-name-complex="Times New Roman1" style:font-size-complex="12pt"/>
    </style:style>
    <style:style style:name="T9" style:family="text">
      <style:text-properties style:font-name="TakaoPGothic" fo:font-size="12pt" fo:font-weight="normal" fo:background-color="#ffffff" loext:char-shading-value="0" style:font-size-asian="12pt" style:font-weight-asian="normal" style:font-name-complex="Times New Roman1" style:font-size-complex="12pt" style:font-weight-complex="normal"/>
    </style:style>
    <style:style style:name="T10" style:family="text">
      <style:text-properties style:font-name="TakaoPGothic" fo:font-size="12pt" fo:font-weight="normal" officeooo:rsid="001fbdb3" fo:background-color="#ffffff" loext:char-shading-value="0" style:font-size-asian="12pt" style:font-weight-asian="normal" style:font-name-complex="Times New Roman1" style:font-size-complex="12pt" style:font-weight-complex="normal"/>
    </style:style>
    <style:style style:name="T11" style:family="text">
      <style:text-properties style:font-name="TakaoPGothic" fo:font-size="12pt" fo:font-weight="normal" officeooo:rsid="00241339" fo:background-color="#ffffff" loext:char-shading-value="0" style:font-size-asian="12pt" style:font-weight-asian="normal" style:font-name-complex="Times New Roman1" style:font-size-complex="12pt" style:font-weight-complex="normal"/>
    </style:style>
    <style:style style:name="T12" style:family="text">
      <style:text-properties style:font-name="TakaoPGothic" fo:font-size="12pt" fo:font-weight="normal" officeooo:rsid="00260a06" fo:background-color="#ffffff" loext:char-shading-value="0" style:font-size-asian="12pt" style:font-weight-asian="normal" style:font-name-complex="Times New Roman1" style:font-size-complex="12pt" style:font-weight-complex="normal"/>
    </style:style>
    <style:style style:name="T13" style:family="text">
      <style:text-properties style:font-name="TakaoPGothic" fo:font-size="12pt" fo:font-weight="normal" officeooo:rsid="002797cd" fo:background-color="#ffffff" loext:char-shading-value="0" style:font-size-asian="12pt" style:font-weight-asian="normal" style:font-name-complex="Times New Roman1" style:font-size-complex="12pt" style:font-weight-complex="normal"/>
    </style:style>
    <style:style style:name="T14" style:family="text">
      <style:text-properties style:font-name="TakaoPGothic" fo:font-size="12pt" fo:font-weight="normal" fo:background-color="#ffffff" loext:char-shading-value="0" style:font-size-asian="12pt" style:font-weight-asian="normal" style:font-size-complex="12pt" style:font-weight-complex="normal"/>
    </style:style>
    <style:style style:name="T15" style:family="text">
      <style:text-properties style:font-name="TakaoPGothic" fo:font-size="12pt" fo:font-weight="normal" style:font-size-asian="12pt" style:font-weight-asian="normal" style:font-size-complex="12pt" style:font-weight-complex="normal"/>
    </style:style>
    <style:style style:name="T16" style:family="text">
      <style:text-properties style:font-name="TakaoPGothic" fo:font-size="12pt" style:text-underline-style="none" fo:font-weight="bold" fo:background-color="#ffffff" loext:char-shading-value="0" style:font-size-asian="12pt" style:font-weight-asian="bold" style:font-name-complex="Times New Roman1" style:font-size-complex="12pt"/>
    </style:style>
    <style:style style:name="T17" style:family="text">
      <style:text-properties style:font-name="TakaoPGothic" fo:font-size="12pt" style:text-underline-style="none" fo:font-weight="normal" fo:background-color="#ffffff" loext:char-shading-value="0" style:font-size-asian="12pt" style:font-weight-asian="normal" style:font-name-complex="Times New Roman1" style:font-size-complex="12pt" style:font-weight-complex="normal"/>
    </style:style>
    <style:style style:name="T18" style:family="text">
      <style:text-properties style:font-name="TakaoPGothic" fo:font-size="12pt" fo:font-style="italic" fo:background-color="#ffffff" loext:char-shading-value="0" style:font-size-asian="12pt" style:font-style-asian="italic" style:font-name-complex="Times New Roman1" style:font-size-complex="12pt" style:font-style-complex="italic"/>
    </style:style>
    <style:style style:name="T19" style:family="text">
      <style:text-properties style:font-name="TakaoPGothic" fo:font-size="12pt" fo:font-style="italic" style:text-underline-style="none" fo:font-weight="normal" fo:background-color="#ffffff" loext:char-shading-value="0" style:font-size-asian="12pt" style:font-style-asian="italic" style:font-weight-asian="normal" style:font-name-complex="Times New Roman1" style:font-size-complex="12pt" style:font-style-complex="italic" style:font-weight-complex="normal"/>
    </style:style>
    <style:style style:name="T20" style:family="text">
      <style:text-properties style:font-name="TakaoPGothic" fo:font-size="12pt" style:font-size-asian="12pt" style:font-size-complex="12pt"/>
    </style:style>
    <style:style style:name="T21" style:family="text">
      <style:text-properties style:font-name="TakaoPGothic" fo:font-size="12pt" fo:font-style="normal" style:text-underline-style="none" fo:font-weight="normal" fo:background-color="#ffffff" loext:char-shading-value="0" style:font-size-asian="12pt" style:font-style-asian="normal" style:font-weight-asian="normal" style:font-name-complex="Times New Roman1" style:font-size-complex="12pt" style:font-style-complex="normal" style:font-weight-complex="normal"/>
    </style:style>
    <style:style style:name="T22" style:family="text">
      <style:text-properties fo:font-size="12pt" fo:background-color="#ffffff" loext:char-shading-value="0" style:font-size-asian="12pt" style:font-name-complex="Times New Roman1" style:font-size-complex="12pt"/>
    </style:style>
    <style:style style:name="T23" style:family="text">
      <style:text-properties fo:font-size="12pt" officeooo:rsid="001fbdb3" fo:background-color="#ffffff" loext:char-shading-value="0" style:font-size-asian="12pt" style:font-name-complex="Times New Roman1" style:font-size-complex="12pt"/>
    </style:style>
    <style:style style:name="T24" style:family="text">
      <style:text-properties fo:font-size="12pt" officeooo:rsid="001fd4ba" fo:background-color="#ffffff" loext:char-shading-value="0" style:font-size-asian="12pt" style:font-name-complex="Times New Roman1" style:font-size-complex="12pt"/>
    </style:style>
    <style:style style:name="T25" style:family="text">
      <style:text-properties fo:font-size="12pt" officeooo:rsid="0023095c" fo:background-color="#ffffff" loext:char-shading-value="0" style:font-size-asian="12pt" style:font-name-complex="Times New Roman1" style:font-size-complex="12pt"/>
    </style:style>
    <style:style style:name="T26" style:family="text">
      <style:text-properties fo:font-size="12pt" officeooo:rsid="00241339" fo:background-color="#ffffff" loext:char-shading-value="0" style:font-size-asian="12pt" style:font-name-complex="Times New Roman1" style:font-size-complex="12pt"/>
    </style:style>
    <style:style style:name="T27" style:family="text">
      <style:text-properties fo:font-size="12pt" fo:font-weight="bold" fo:background-color="#ffffff" loext:char-shading-value="0" style:font-size-asian="12pt" style:font-weight-asian="bold" style:font-name-complex="Times New Roman1" style:font-size-complex="12pt" style:font-weight-complex="bold"/>
    </style:style>
    <style:style style:name="T28" style:family="text">
      <style:text-properties fo:font-size="12pt" fo:font-style="italic" fo:background-color="#ffffff" loext:char-shading-value="0" style:font-size-asian="12pt" style:font-style-asian="italic" style:font-name-complex="Times New Roman1" style:font-size-complex="12pt"/>
    </style:style>
    <style:style style:name="T29" style:family="text">
      <style:text-properties style:font-name="TakaoPGothic1" fo:font-size="12pt" fo:font-weight="bold" fo:background-color="#ffffff" loext:char-shading-value="0" style:font-size-asian="12pt" style:font-weight-asian="bold" style:font-name-complex="Times New Roman1" style:font-size-complex="12pt"/>
    </style:style>
    <style:style style:name="T30" style:family="text">
      <style:text-properties style:font-name="TakaoPGothic1" fo:font-size="12pt" fo:font-weight="bold" officeooo:rsid="00241339" fo:background-color="#ffffff" loext:char-shading-value="0" style:font-size-asian="12pt" style:font-weight-asian="bold" style:font-name-complex="Times New Roman1" style:font-size-complex="12pt"/>
    </style:style>
    <style:style style:name="T31" style:family="text">
      <style:text-properties style:font-name="TakaoPGothic1" fo:font-size="12pt" fo:font-weight="bold" officeooo:rsid="001fbdb3" fo:background-color="#ffffff" loext:char-shading-value="0" style:font-size-asian="12pt" style:font-weight-asian="bold" style:font-name-complex="Times New Roman1" style:font-size-complex="12pt"/>
    </style:style>
    <style:style style:name="T32" style:family="text">
      <style:text-properties style:font-name="TakaoPGothic1" fo:font-size="12pt" fo:font-weight="normal" fo:background-color="#ffffff" loext:char-shading-value="0" style:font-size-asian="12pt" style:font-weight-asian="normal" style:font-name-complex="Times New Roman1" style:font-size-complex="12pt" style:font-weight-complex="normal"/>
    </style:style>
    <style:style style:name="T33" style:family="text">
      <style:text-properties style:font-name="TakaoPGothic1" fo:font-size="12pt" fo:font-weight="normal" officeooo:rsid="00241339" fo:background-color="#ffffff" loext:char-shading-value="0" style:font-size-asian="12pt" style:font-weight-asian="normal" style:font-name-complex="Times New Roman1" style:font-size-complex="12pt" style:font-weight-complex="normal"/>
    </style:style>
    <style:style style:name="T34" style:family="text">
      <style:text-properties officeooo:rsid="00194200"/>
    </style:style>
    <style:style style:name="T35" style:family="text">
      <style:text-properties officeooo:rsid="001a9984"/>
    </style:style>
    <style:style style:name="T36" style:family="text">
      <style:text-properties officeooo:rsid="002818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Městský soud v Praze</text:p>
      <text:p text:style-name="P44">Hybernská 1006/18</text:p>
      <text:p text:style-name="P44">111 21 Praha 1</text:p>
      <text:p text:style-name="P51">ID DS snkabbm</text:p>
      <text:p text:style-name="P47"/>
      <text:p text:style-name="P47"/>
      <text:p text:style-name="P47"/>
      <text:p text:style-name="P47">Praha, <text:span text:style-name="T34">3</text:span>. 1<text:span text:style-name="T34">1</text:span>. 2015</text:p>
      <text:p text:style-name="P47"/>
      <text:p text:style-name="P43"/>
      <text:p text:style-name="P43"/>
      <text:p text:style-name="P49"><text:s/></text:p>
      <text:p text:style-name="P30"><text:span text:style-name="T16">VĚC:<text:tab/>ŽALOBA PROTI ROZHODNUTÍ SPRÁVNÍHO ORGÁNU<text:line-break/></text:span><text:span text:style-name="T17">podle ust. § 65 a násl. zákona č. 150/2002 Sb., soudního řádu správního (s.ř.s.),</text:span><text:span text:style-name="T16"><text:line-break/></text:span><text:span text:style-name="T19">in eventum</text:span><text:span text:style-name="T21"> </text:span><text:span text:style-name="T17">proti nečinnosti správního orgánu</text:span><text:span text:style-name="T16"><text:line-break/></text:span><text:span text:style-name="T17">podle ust. § 79 a násl. s.ř.s.</text:span></text:p>
      <text:p text:style-name="P28"/>
      <text:p text:style-name="P1"/>
      <text:p text:style-name="P11"><text:span text:style-name="T1">Žalobce:<text:tab/><text:tab/>Adam Zábranský</text:span><text:span text:style-name="T9">, </text:span><text:span text:style-name="T5">nar. 28. 12. 1993</text:span></text:p>
      <text:p text:style-name="P52"><text:tab/><text:tab/><text:tab/>bytem Zbynická 6, 153 00 Praha 16</text:p>
      <text:p text:style-name="P13"/>
      <text:p text:style-name="P11"><text:span text:style-name="T9">zástupce:<text:tab/><text:tab/></text:span><text:span text:style-name="T5">Mgr. Filip Hajný, advokát, ev. č. ČAK 14269</text:span></text:p>
      <text:p text:style-name="P13"><text:tab/><text:tab/><text:tab/>se sídlem Moskevská 532/60, 101 00 Praha 10 - Vršovice</text:p>
      <text:p text:style-name="P13"/>
      <text:p text:style-name="P16"/>
      <text:p text:style-name="P4"/>
      <text:p text:style-name="P12"><text:span text:style-name="T29">Žalovaná:<text:tab/><text:tab/>Pražská </text:span><text:span text:style-name="T30">tepl</text:span><text:span text:style-name="T31">árenská</text:span><text:span text:style-name="T29"> Holding, a.s.</text:span><text:span text:style-name="T32">, IČO: </text:span><text:span text:style-name="Strong_20_Emphasis"><text:span text:style-name="T32">264</text:span></text:span><text:span text:style-name="Strong_20_Emphasis"><text:span text:style-name="T33"> </text:span></text:span><text:span text:style-name="Strong_20_Emphasis"><text:span text:style-name="T32">16</text:span></text:span><text:span text:style-name="Strong_20_Emphasis"><text:span text:style-name="T33"> </text:span></text:span><text:span text:style-name="Strong_20_Emphasis"><text:span text:style-name="T32">808</text:span></text:span></text:p>
      <text:p text:style-name="P53"><text:tab/><text:tab/><text:tab/>se sídlem Part<text:span text:style-name="T36">y</text:span>zánská 1, Praha 7, PSČ 170 00</text:p>
      <text:p text:style-name="P19"/>
      <text:p text:style-name="P17"/>
      <text:p text:style-name="P17"/>
      <text:p text:style-name="P18"/>
      <text:p text:style-name="P29"><text:span text:style-name="T1">Přílohy:<text:tab/><text:tab/></text:span><text:span text:style-name="T9">1. Plná moc</text:span><text:span text:style-name="T1"><text:line-break/><text:tab/><text:tab/><text:tab/></text:span><text:span text:style-name="T9">2. Žádost o informace ze dne 28. 8. 2015<text:line-break/><text:tab/><text:tab/><text:tab/>3. </text:span><text:span text:style-name="T14">Stížnost proti nečinnosti ze dne 23. 9. 2015<text:line-break/><text:tab/><text:tab/><text:tab/>4. </text:span><text:span text:style-name="T9">Dopis žalované ze dne </text:span><text:span text:style-name="T11">25. 9</text:span><text:span text:style-name="T10">.</text:span><text:span text:style-name="T9"> 2015<text:line-break/></text:span><text:span text:style-name="T12"><text:tab/><text:tab/><text:tab/>5. Výroční zpráva žalované za rok 201</text:span><text:span text:style-name="T13">3</text:span></text:p>
      <text:p text:style-name="P2"/>
      <text:p text:style-name="P21">I. <text:line-break/>Předmět a dosavadní průběh řízení</text:p>
      <text:list xml:id="list466033133865462000" text:style-name="WWNum3">
        <text:list-item>
          <text:p text:style-name="P31"><text:span text:style-name="T5">Žalobce dne 28. 8. 2015 podal žalované žádost o poskytnutí informací z titulu § 51 odst. 3 písm. c) zákona č. 131/2000 Sb., o hlavním městě Praze (dále jen „</text:span><text:span text:style-name="T2">zákon o HMP</text:span><text:span text:style-name="T5">“) a dále z titulu § 13 zákona č. 106/1999 Sb., o svobodném přístupu k informacím (dále jen „</text:span><text:span text:style-name="T2">InfZ</text:span><text:span text:style-name="T5">“), jíž žádal o poskytnutí následujících informací (dále jen „</text:span><text:span text:style-name="T2">požadované informace</text:span><text:span text:style-name="T5">“): 1. výše měsíčních odměn členů dozorčí rady a představenstva obchodní společnosti Pražská </text:span><text:span text:style-name="T8">teplárenská</text:span><text:span text:style-name="T5"> Holding, a.s., 2. výše mimořádných odměn (např. z tantiém) členů dozorčí rady a představenstva obchodní společnosti Pražská </text:span><text:span text:style-name="T8">teplárenská</text:span><text:span text:style-name="T5"> Holding, a.s., za roky 2012-2014, </text:span><text:span text:style-name="T8">3. výše měsíčních odměn členů dozorčí rady a představenstva ve společnosti Pražská teplárenská, a.s. (minimálně těch, kteří jsou nominanty hl. m. Prahy či jejích zástupců, jako jsou Daniel Kajpr, Petr Lachnit či Radmila Kleslová), 4. výše mimořádných odměn členů dozorčí rady a představenstva společnosti Pražská teplárenská, a.s. za roky 2012-2014 </text:span><text:span text:style-name="T5">(dále jen "</text:span><text:span text:style-name="T2">žádost</text:span><text:span text:style-name="T5">").</text:span></text:p>
        </text:list-item>
        <text:list-item>
          <text:p text:style-name="P34"><text:span text:style-name="T5">Žalovaná na žádost nijak nereagovala. Proto žalobce dne 23. 9. 2015 podal žalované stížnost na postup při vyřizování žádosti o informace podle ust. § 16a odst. 1 písm. b) InfZ (dále jen "</text:span><text:span text:style-name="T2">stížnost</text:span><text:span text:style-name="T5">").</text:span></text:p>
        </text:list-item>
        <text:list-item>
          <text:p text:style-name="P38"><text:span text:style-name="T22">Žalovaná na stížnost odpověděla dopisem ze dne </text:span><text:span text:style-name="T26">2</text:span><text:span text:style-name="T23">5. </text:span><text:span text:style-name="T26">9</text:span><text:span text:style-name="T23">.</text:span><text:span text:style-name="T22"> 2015 (dále jen "</text:span><text:span text:style-name="T27">dopis žalované</text:span><text:span text:style-name="T22">"), ve kterém </text:span><text:span text:style-name="T26">však k </text:span><text:span text:style-name="T22">poskytnutí požadovaných informací</text:span><text:span text:style-name="T26"> nedošlo. Ž</text:span><text:span text:style-name="T22">alovaná tvrdí, že titul vyplývající z §</text:span><text:span text:style-name="T25"> </text:span><text:span text:style-name="T22">51 odst. 3 písm. c) zákona o</text:span><text:span text:style-name="T26"> </text:span><text:span text:style-name="T22">HMP nelze uplatit. Žalovaná dále tvrdí, že není ani povinným subjektem ve smyslu InfZ. Žádosti tak ve smyslu ust. § 15 odst. 1 InfZ nebylo vyhověno a</text:span><text:span text:style-name="T23"> </text:span><text:span text:style-name="T22">dopis žalované je třeba považovat za rozhodnutí</text:span><text:span text:style-name="T26"> o</text:span><text:span text:style-name="T25"> </text:span><text:span text:style-name="T22">odmítnutí žádosti.</text:span></text:p>
        </text:list-item>
      </text:list>
      <text:p text:style-name="P6"/>
      <text:p text:style-name="P22">II.</text:p>
      <text:p text:style-name="P23">Žalobní body</text:p>
      <text:list xml:id="list135319767965918" text:continue-numbering="true" text:style-name="WWNum3">
        <text:list-item>
          <text:p text:style-name="P35"><text:span text:style-name="T5">Zmíněný dopis žalované, který postrádá formální znaky rozhodnutí, je třeba považovat za rozhodnutí podle § 65 s.ř.s. v materiálním smyslu. Podle usnesení Ústavního soudu ze dne 28. 8. 2002, sp. zn. IV ÚS 233/02 je třeba k pojmu „rozhodnutí“ přistupovat z hlediska jeho obsahu a nikoliv formy. Žalobce se proto domnívá, že jsou naplněny podmínky §</text:span><text:span text:style-name="T7"> 1</text:span><text:span text:style-name="T5">6 odst. 4 InfZ a soud by měl přezkoumat důvody neposkytnutí informací ze strany žalované. Jelikož zde neexistují důvody pro odmítnutí žalobcovy žádosti o informace, měl by soud žalované nařídit poskytnutí požadovaných informací žalobci.</text:span></text:p>
        </text:list-item>
      </text:list>
      <text:p text:style-name="P7"/>
      <text:list xml:id="list135321098368319" text:continue-numbering="true" text:style-name="WWNum3">
        <text:list-item>
          <text:p text:style-name="P37"><text:soft-page-break/><text:span text:style-name="T5">Žalobce si je dobře vědom skutečnosti, že po formální stránce nebyl naplněn požadavek bezvýsledného vyčerpání opravných prostředků. <text:s/>Žalobce se domnívá, že by bylo zcela nepřiměřené na tomto požadavku v daném případě trvat, neboť povinný orgán, jenž vydal původní rozhodnutí, nad sebou žádný nadřízený orgán nemá, a tak by o odvolání podle § 20 odst. 5 InfZ rozhodoval ten, kdo stojí v čele povinného subjektu, tedy orgán, který vydal původní rozhodnutí. Obdobně viz např. rozsudek Městského soudu v Praze ze dne 30. 1. 2014, č. j. </text:span><text:span text:style-name="T20">9A 17/2010 - 120-126 nebo rozsudek Krajského soudu v Ústí nad Labem ze dne 30. 4. 2014, č. j. </text:span><text:bookmark-start text:name="__DdeLink__184_1162650625"/><text:span text:style-name="T20">15 A 81/2013</text:span><text:bookmark-end text:name="__DdeLink__184_1162650625"/><text:span text:style-name="T20"> - 72.</text:span></text:p>
        </text:list-item>
      </text:list>
      <text:p text:style-name="P8"/>
      <text:list xml:id="list135319072535768" text:continue-numbering="true" text:style-name="WWNum3">
        <text:list-item>
          <text:p text:style-name="P40">Žalobce by rád upozornil, že na první pohled soukromoprávní povaha žalované akciové společnosti ji nijak nevylučuje z působnosti zákona č. 106/1999 Sb., o svobodném přístupu k informacím. Mezi osoby povinné poskytovat informace ve smyslu tohoto zákona totiž spadají i veřejné instituce (§ 2 odst. 1 InfZ), kam judikatura řadí právě i soukromé společnosti s majetkovou účastí státu či územně samosprávných celků. <text:span text:style-name="T35">Významnou majetkovou účast na žalované má hlavní město Praha, které vlastní 51 % podíl na jejím základním kapitálu - viz přiloženou výroční zprávu žalované za rok 2013.</text:span></text:p>
        </text:list-item>
      </text:list>
      <text:p text:style-name="P8"/>
      <text:list xml:id="list135320497568290" text:continue-numbering="true" text:style-name="WWNum3">
        <text:list-item>
          <text:p text:style-name="P35"><text:span text:style-name="T5">V této souvislosti lze citovat část rozsudku Nejvyššího správního soudu ze dne 29. května 2008, sp. zn. 8 As 57/2006: „</text:span><text:span text:style-name="T18">Právě skutečnost, že obec může v souladu s posledně citovaným ustanovením zakládat pro výkon samostatné působnosti právnické osoby, vede k závěru, že i tyto osoby musí podléhat režimu zákona o svobodném přístupu k informacím. V opačném případě by záleželo pouze na vůli obce, zda vlastním úkonem omezí či zcela vyloučí část své činnosti z kontroly veřejnosti, která je navíc garantována ústavním pořádkem České republiky (článek 17 odst. 5 Listiny základních práv a svobod). Samotná skutečnost, že je druhý žalovaný akciovou společností, tedy osobou soukromého práva založenou podle obchodního zákoníku, jej proto nevylučuje z okruhu povinných osob ve smyslu § 2 odst. 1 zákona o svobodném přístupu k informacím.</text:span><text:span text:style-name="T5">“</text:span></text:p>
        </text:list-item>
      </text:list>
      <text:p text:style-name="P20"/>
      <text:list xml:id="list135319982788235" text:continue-numbering="true" text:style-name="WWNum3">
        <text:list-item>
          <text:p text:style-name="P35"><text:span text:style-name="T5">Nejvyšší správní soud tímto rozsudkem rozvinul dřívější argumentaci soudu ústavního (nález Ústavního soudu ze dne </text:span><text:span text:style-name="T15">24. 1. 2007</text:span><text:span text:style-name="T9">, sp</text:span><text:span text:style-name="T5">. zn. I. ÚS 260/06), který povinnými subjekty ve smyslu zákona o svobodnému přístupu k informacím shledal společnosti s majetkovou účastí státu. </text:span></text:p>
          <text:p text:style-name="P36"/>
        </text:list-item>
        <text:list-item>
          <text:p text:style-name="P39"><text:span text:style-name="T22">Žalovanou je tedy třeba považovat za veřejnou instituci dle § 2 odst. 1 InfZ a tedy i povinný subjekt dle stejného zákona. Podle rozsudku Nejvyššího správního soudu ze dne 19. 2. 2013, č. j. 8 Aps 5/2012 – 47: </text:span><text:span text:style-name="T28">„Povaha žalované [jakožto obchodní společnosti ovládané obcí] s sebou nese povinnost poskytovat informace v režimu informačního zákona, ať již je žádost o informace podána podle informačního zákona nebo jiného </text:span><text:soft-page-break/><text:span text:style-name="T28">právního předpisu, který proces poskytování informací samostatně neupravuje (srov. však § 2 odst. 3 informačního zákona).“</text:span><text:span text:style-name="T22"> Žalovaná tedy poté, co usoudila, že se na ni nevztahuje § 51 odst. 3 písm. c) zákona o</text:span><text:span text:style-name="T24"> </text:span><text:span text:style-name="T22">HMP (byť s tím žalobce nesouhlasí), měla postupovat dle InfZ a</text:span><text:span text:style-name="T24"> </text:span><text:span text:style-name="T22">informac</text:span><text:span text:style-name="T24">e</text:span><text:span text:style-name="T22"> žalobci poskytnout.</text:span></text:p>
        </text:list-item>
      </text:list>
      <text:p text:style-name="P8"/>
      <text:list xml:id="list135320409054633" text:continue-numbering="true" text:style-name="WWNum3">
        <text:list-item>
          <text:p text:style-name="P35"><text:span text:style-name="T6"><text:s/></text:span><text:span text:style-name="T5">Ač výše zmíněné platí primárně pro žalovanou mateřskou společnost Pražská </text:span><text:span text:style-name="T8">teplárenská</text:span><text:span text:style-name="T5"> Holding, a.s., tak tuto vlastnost pak přirozeně musí mít všechny obchodní společnosti v holdingu, který veřejná instituce řídí, jinak by pojem veřejná instituce nemusel vůbec existovat. K utajení informací před veřejností by totiž stačilo, aby obchodní společnosti ovládané veřejnoprávními subjekty realizovaly veškerou svou činnost skrze své dceřiné a vnukovské společnosti, které by povinnými subjekty dle InfZ nebyly.</text:span></text:p>
        </text:list-item>
      </text:list>
      <text:p text:style-name="P9"/>
      <text:p text:style-name="P3"><text:span text:style-name="T2">III.</text:span><text:span text:style-name="T5"><text:line-break/></text:span><text:span text:style-name="T1">Návrh rozsudku</text:span></text:p>
      <text:p text:style-name="P24">Z výše uvedených důvodů žalobce navrhuje, aby soud vydal následující rozsudek:</text:p>
      <text:list xml:id="list1237388901596675950" text:style-name="WWNum1">
        <text:list-item>
          <text:p text:style-name="P32"><text:span text:style-name="T3">Rozhodnutí žalované ze dne </text:span><text:span text:style-name="T4">25. 9.</text:span><text:span text:style-name="T3"> 2015 o odmítnutí žádosti žalobce o informace ze dne 28. 8. 2015 se zrušuje.</text:span></text:p>
        </text:list-item>
        <text:list-item>
          <text:p text:style-name="P33"><text:span text:style-name="T5">Žalované se nařizuje poskytnout žalobci informace v rozsahu jeho žádosti ze 28. 8. 2015, tedy: 1. výše měsíčních odměn členů dozorčí rady a</text:span><text:span text:style-name="T8"> </text:span><text:span text:style-name="T5">představenstva obchodní společnosti Pražská </text:span><text:span text:style-name="T8">teplárenská</text:span><text:span text:style-name="T5"> Holding, a.s., 2.</text:span><text:span text:style-name="T8"> </text:span><text:span text:style-name="T5">výše mimořádných odměn (např. z tantiém) členů dozorčí rady a</text:span><text:span text:style-name="T8"> </text:span><text:span text:style-name="T5">představenstva obchodní společnosti Pražská </text:span><text:span text:style-name="T8">teplárenská</text:span><text:span text:style-name="T5"> Holding, a.s., za roky 2012-2014, </text:span><text:span text:style-name="T8">3. výše měsíčních odměn členů dozorčí rady a představenstva ve společnosti Pražská teplárenská, a.s. (minimálně těch, kteří jsou nominanty hl. m. Prahy či jejích zástupců, jako jsou Daniel Kajpr, Petr Lachnit či Radmila Kleslová), 4. výše mimořádných odměn členů dozorčí rady a představenstva společnosti Pražská teplárenská, a.s. za roky 2012-2014</text:span><text:span text:style-name="T5">,</text:span></text:p>
        </text:list-item>
      </text:list>
      <text:p text:style-name="P41">a to do 15 dnů od právní moci rozsudku.</text:p>
      <text:list xml:id="list135320918785485" text:continue-numbering="true" text:style-name="WWNum1">
        <text:list-item>
          <text:p text:style-name="P55">Žalovaná je povinna zaplatit žalobci náhradu nákladů řízení, a to do 3 dnů od právní moci rozsudku, k rukám zástupce žalobce.</text:p>
        </text:list-item>
      </text:list>
      <text:p text:style-name="P56"/>
      <text:p text:style-name="P57"><text:span text:style-name="T18">In eventum</text:span><text:span text:style-name="T5">, pokud by soud došel k závěru, že v této věci dosud nebylo vydáno rozhodnutí ve smyslu § 65 s.ř.s., navrhuje žalobce vydání tohoto rozsudku:</text:span></text:p>
      <text:list xml:id="list2594506266942615860" text:style-name="WWNum2">
        <text:list-item>
          <text:p text:style-name="P58">Žalované se nařizuje vyřídit žádost žalobce o informace ze dne 28. 8. 2015, a to do 3 dnů od právní moci rozsudku.</text:p>
        </text:list-item>
        <text:list-item>
          <text:p text:style-name="P59"><text:soft-page-break/>Žalovaná je povinna zaplatit žalobci náhradu nákladů řízení, a to do 3 dnů od právní moci rozsudku, k rukám zástupce žalobce. </text:p>
        </text:list-item>
      </text:list>
      <text:p text:style-name="P26"/>
      <text:p text:style-name="P10">Žalobce souhlasí s tím, aby soud věc projednal a rozhodl bez nařízení jednání.</text:p>
      <text:p text:style-name="P10"/>
      <text:p text:style-name="P10"/>
      <text:p text:style-name="P27">Adam Zábransk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cs" fo:country="CZ"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Formátovaný_20_v_20_HTML_20_Char" style:display-name="Formátovaný v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15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22cm" fo:margin-left="0cm" fo:margin-right="0cm" fo:margin-top="1.32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7:50:00</meta:creation-date>
    <meta:initial-creator>Michal</meta:initial-creator>
    <dc:language>cs-CZ</dc:language>
    <dc:date>2015-11-02T13:53:18.975632730</dc:date>
    <meta:editing-cycles>13</meta:editing-cycles>
    <meta:editing-duration>PT37M7S</meta:editing-duration>
    <meta:generator>LibreOffice/4.2.8.2$Linux_X86_64 LibreOffice_project/420m0$Build-2</meta:generator>
    <meta:document-statistic meta:table-count="0" meta:image-count="0" meta:object-count="0" meta:page-count="5" meta:paragraph-count="38" meta:word-count="1304" meta:character-count="8201" meta:non-whitespace-character-count="6917"/>
    <meta:template xlink:type="simple" xlink:actuate="onRequest" xlink:title="Normal" xlink:href=""/>
  </office:meta>
</office:document-meta>
</file>